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5ce"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0.604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2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5.55cm" fo:min-width="0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5c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8% 58%" fo:font-size="12pt" style:font-size-asian="12pt" style:font-size-complex="12pt"/>
    </style:style>
    <style:style style:name="T3" style:family="text">
      <style:text-properties style:text-position="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cm" svg:height="2cm" svg:x="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1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5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7.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1.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9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23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6cm" svg:height="0.725cm" svg:x="7.4cm" svg:y="4.675cm">
          <draw:text-box>
            <text:p text:style-name="P2"><text:span text:style-name="T1">sign</text:span></text:p>
          </draw:text-box>
        </draw:frame>
        <draw:frame draw:style-name="gr2" draw:text-style-name="P3" draw:layer="layout" svg:width="1.6cm" svg:height="0.725cm" svg:x="11.4cm" svg:y="4.675cm">
          <draw:text-box>
            <text:p text:style-name="P2"><text:span text:style-name="T1">base</text:span></text:p>
          </draw:text-box>
        </draw:frame>
        <draw:frame draw:style-name="gr3" draw:text-style-name="P3" draw:layer="layout" svg:width="2.2cm" svg:height="0.8cm" svg:x="15.2cm" svg:y="8.8cm">
          <draw:text-box>
            <text:p text:style-name="P2"><text:span text:style-name="T1">d</text:span><text:span text:style-name="T2">0 </text:span><text:span text:style-name="T1">base</text:span><text:span text:style-name="T3">0</text:span></text:p>
          </draw:text-box>
        </draw:frame>
        <draw:frame draw:style-name="gr3" draw:text-style-name="P3" draw:layer="layout" svg:width="2.2cm" svg:height="0.8cm" svg:x="11.2cm" svg:y="8.8cm">
          <draw:text-box>
            <text:p text:style-name="P2"><text:span text:style-name="T1">d</text:span><text:span text:style-name="T2">1 </text:span><text:span text:style-name="T1">base</text:span><text:span text:style-name="T3">1</text:span></text:p>
          </draw:text-box>
        </draw:frame>
        <draw:frame draw:style-name="gr3" draw:text-style-name="P3" draw:layer="layout" svg:width="2.2cm" svg:height="0.8cm" svg:x="7.2cm" svg:y="8.8cm">
          <draw:text-box>
            <text:p text:style-name="P2"><text:span text:style-name="T1">d</text:span><text:span text:style-name="T2">2 </text:span><text:span text:style-name="T1">base</text:span><text:span text:style-name="T3">2</text:span></text:p>
          </draw:text-box>
        </draw:frame>
        <draw:frame draw:style-name="gr3" draw:text-style-name="P3" draw:layer="layout" svg:width="2.2cm" svg:height="0.8cm" svg:x="3.2cm" svg:y="8.8cm">
          <draw:text-box>
            <text:p text:style-name="P2"><text:span text:style-name="T1">d</text:span><text:span text:style-name="T2">3 </text:span><text:span text:style-name="T1">base</text:span><text:span text:style-name="T3">3</text:span></text:p>
          </draw:text-box>
        </draw:frame>
        <draw:frame draw:style-name="gr3" draw:text-style-name="P3" draw:layer="layout" svg:width="2.2cm" svg:height="0.8cm" svg:x="19.2cm" svg:y="8.8cm">
          <draw:text-box>
            <text:p text:style-name="P2"><text:span text:style-name="T1">d</text:span><text:span text:style-name="T2">-1 </text:span><text:span text:style-name="T1">base</text:span><text:span text:style-name="T3">-1</text:span></text:p>
          </draw:text-box>
        </draw:frame>
        <draw:frame draw:style-name="gr3" draw:text-style-name="P3" draw:layer="layout" svg:width="2.2cm" svg:height="0.8cm" svg:x="23.2cm" svg:y="8.8cm">
          <draw:text-box>
            <text:p text:style-name="P2"><text:span text:style-name="T1">d</text:span><text:span text:style-name="T2">-2 </text:span><text:span text:style-name="T1">base</text:span><text:span text:style-name="T3">-2</text:span></text:p>
          </draw:text-box>
        </draw:frame>
        <draw:custom-shape draw:style-name="gr4" draw:text-style-name="P4" draw:layer="layout" svg:width="0.4cm" svg:height="22cm" draw:transform="rotate (1.5707963267949) translate (3.2cm 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2.754cm" svg:height="0.962cm" svg:x="12.846cm" svg:y="0.4cm">
          <draw:text-box>
            <text:p>Number</text:p>
          </draw:text-box>
        </draw:frame>
        <draw:custom-shape draw:style-name="gr6" draw:text-style-name="P2" draw:layer="layout" svg:width="0.2cm" svg:height="1.8cm" svg:x="12.2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svg:x="8.2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0.4cm" svg:height="5.8cm" svg:x="16cm" svg:y="2cm">
          <text:p/>
          <draw:enhanced-geometry svg:viewBox="0 0 21600 21600" draw:text-areas="?f0 0 ?f2 ?f5" draw:type="down-arrow" draw:modifiers="19391.9669022582 7379.55112219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1.5707963267949) translate (17.4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1.5707963267949) translate (21.4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1.5707963267949) translate (13.4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1.5707963267949) translate (9.4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1.5707963267949) translate (25.4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1.5707963267949) translate (5.2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-1.5707963267949) translate (19cm 9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-1.5707963267949) translate (23cm 9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-1.5707963267949) translate (15cm 9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-1.5707963267949) translate (11cm 9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-1.5707963267949) translate (7cm 9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2cm" svg:height="1.8cm" draw:transform="rotate (-1.5707963267949) translate (3cm 9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0T00:32:01.679000000</meta:creation-date>
    <dc:date>2022-07-20T00:49:29.091000000</dc:date>
    <meta:editing-duration>PT17M27S</meta:editing-duration>
    <meta:editing-cycles>2</meta:editing-cycles>
    <meta:generator>LibreOffice/7.0.3.1$Windows_X86_64 LibreOffice_project/d7547858d014d4cf69878db179d326fc3483e082</meta:generator>
    <meta:document-statistic meta:object-count="56"/>
  </office:meta>
</office:document-meta>
</file>